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coil1</text:p>
          </table:table-cell>
          <table:table-cell office:value-type="string">
            <text:p>coil2</text:p>
          </table:table-cell>
          <table:table-cell office:value-type="string">
            <text:p>coil3</text:p>
          </table:table-cell>
          <table:table-cell office:value-type="string">
            <text:p>coil4</text:p>
          </table:table-cell>
          <table:table-cell>
            <draw:frame table:end-cell-address="Sheet1.N16" table:end-x="0.8311in" table:end-y="0.1354in" draw:z-index="0" draw:style-name="gr1" svg:width="7.9031in" svg:height="2.7504in" svg:x="0.0402in" svg:y="0.0417in">
              <draw:object draw:notify-on-update-of-ranges="Sheet1.A1:Sheet1.A1 Sheet1.A2:Sheet1.A521 Sheet1.B1:Sheet1.B1 Sheet1.B2:Sheet1.B521 Sheet1.A1:Sheet1.A1 Sheet1.A2:Sheet1.A521 Sheet1.C1:Sheet1.C1 Sheet1.C2:Sheet1.C521 Sheet1.A1:Sheet1.A1 Sheet1.A2:Sheet1.A521 Sheet1.D1:Sheet1.D1 Sheet1.D2:Sheet1.D521 Sheet1.A1:Sheet1.A1 Sheet1.A2:Sheet1.A521 Sheet1.E1:Sheet1.E1 Sheet1.E2:Sheet1.E5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9">
            <text:p>21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03/25/2012</text:date>, <text:time>18:3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5T18:33:21</dc:date>
    <dc:creator>chaz </dc:creator>
    <meta:document-statistic meta:table-count="1" meta:cell-count="2605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75cm" svg:height="6.987cm" xlink:href=".." chart:class="chart:scatter" chart:style-name="ch1">
        <chart:legend chart:legend-position="end" svg:x="18.389cm" svg:y="2.649cm" chart:style-name="ch2"/>
        <chart:plot-area chart:style-name="ch3" table:cell-range-address="Sheet1.A1:Sheet1.E521" chart:data-source-has-labels="row" svg:x="0.401cm" svg:y="0.139cm" svg:width="17.588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21" chart:label-cell-address="Sheet1.B1:Sheet1.B1" chart:class="chart:scatter">
            <chart:domain table:cell-range-address="Sheet1.A2:Sheet1.A521"/>
            <chart:data-point chart:repeated="520"/>
          </chart:series>
          <chart:series chart:style-name="ch7" chart:values-cell-range-address="Sheet1.C2:Sheet1.C521" chart:label-cell-address="Sheet1.C1:Sheet1.C1" chart:class="chart:scatter">
            <chart:data-point chart:repeated="520"/>
          </chart:series>
          <chart:series chart:style-name="ch8" chart:values-cell-range-address="Sheet1.D2:Sheet1.D521" chart:label-cell-address="Sheet1.D1:Sheet1.D1" chart:class="chart:scatter">
            <chart:data-point chart:repeated="520"/>
          </chart:series>
          <chart:series chart:style-name="ch9" chart:values-cell-range-address="Sheet1.E2:Sheet1.E521" chart:label-cell-address="Sheet1.E1:Sheet1.E1" chart:class="chart:scatter">
            <chart:data-point chart:repeated="5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coil1</text:p>
              </table:table-cell>
              <table:table-cell office:value-type="string">
                <text:p text:id="Sheet1.C1:Sheet1.C1">coil2</text:p>
              </table:table-cell>
              <table:table-cell office:value-type="string">
                <text:p text:id="Sheet1.D1:Sheet1.D1">coil3</text:p>
              </table:table-cell>
              <table:table-cell office:value-type="string">
                <text:p text:id="Sheet1.E1:Sheet1.E1">coil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2:Sheet1.A521">1</text:p>
              </table:table-cell>
              <table:table-cell office:value-type="float" office:value="255">
                <text:p text:id="Sheet1.B2:Sheet1.B521">255</text:p>
              </table:table-cell>
              <table:table-cell office:value-type="float" office:value="13">
                <text:p text:id="Sheet1.C2:Sheet1.C521">13</text:p>
              </table:table-cell>
              <table:table-cell office:value-type="float" office:value="0">
                <text:p text:id="Sheet1.D2:Sheet1.D521">0</text:p>
              </table:table-cell>
              <table:table-cell office:value-type="float" office:value="0">
                <text:p text:id="Sheet1.E2:Sheet1.E52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6">
                <text:p>24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">
                <text:p>24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">
                <text:p>243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1">
                <text:p>24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">
                <text:p>23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">
                <text:p>23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7">
                <text:p>237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">
                <text:p>23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4">
                <text:p>23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3">
                <text:p>233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">
                <text:p>23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">
                <text:p>231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">
                <text:p>23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7">
                <text:p>22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5">
                <text:p>2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">
                <text:p>159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">
                <text:p>158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">
                <text:p>157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">
                <text:p>156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">
                <text:p>155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">
                <text:p>154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">
                <text:p>153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">
                <text:p>152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1">
                <text:p>151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">
                <text:p>149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">
                <text:p>145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">
                <text:p>142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">
                <text:p>14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">
                <text:p>138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">
                <text:p>137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">
                <text:p>136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">
                <text:p>134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3">
                <text:p>133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">
                <text:p>13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9">
                <text:p>129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">
                <text:p>125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">
                <text:p>123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1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9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">
                <text:p>117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">
                <text:p>1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">
                <text:p>114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">
                <text:p>1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">
                <text:p>11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">
                <text:p>108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">
                <text:p>9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7">
                <text:p>9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">
                <text:p>21</text:p>
              </table:table-cell>
              <table:table-cell office:value-type="float" office:value="131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">
                <text:p>19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189">
                <text:p>18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">
                <text:p>14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">
                <text:p>13</text:p>
              </table:table-cell>
              <table:table-cell office:value-type="float" office:value="205">
                <text:p>205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212">
                <text:p>2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219">
                <text:p>219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236">
                <text:p>2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47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